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ranian Sans" svg:font-family="'Iranian Sans', 'Geeza Pro', Tahoma, sans-serif"/>
    <style:font-face style:name="Lato Black1" svg:font-family="'Lato Black'" style:font-adornments="Black"/>
    <style:font-face style:name="sans-serif" svg:font-family="sans-serif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1319in" table:align="center" fo:background-color="#fafafa" style:writing-mode="page">
        <style:background-image/>
      </style:table-properties>
    </style:style>
    <style:style style:name="Table1.A" style:family="table-column">
      <style:table-column-properties style:column-width="1.109in"/>
    </style:style>
    <style:style style:name="Table1.B" style:family="table-column">
      <style:table-column-properties style:column-width="0.3354in"/>
    </style:style>
    <style:style style:name="Table1.C" style:family="table-column">
      <style:table-column-properties style:column-width="1.0465in"/>
    </style:style>
    <style:style style:name="Table1.D" style:family="table-column">
      <style:table-column-properties style:column-width="0.2674in"/>
    </style:style>
    <style:style style:name="Table1.E" style:family="table-column">
      <style:table-column-properties style:column-width="0.9785in"/>
    </style:style>
    <style:style style:name="Table1.F" style:family="table-column">
      <style:table-column-properties style:column-width="0.8625in"/>
    </style:style>
    <style:style style:name="Table1.H" style:family="table-column">
      <style:table-column-properties style:column-width="0.9188in"/>
    </style:style>
    <style:style style:name="Table1.I" style:family="table-column">
      <style:table-column-properties style:column-width="0.3243in"/>
    </style:style>
    <style:style style:name="Table1.J" style:family="table-column">
      <style:table-column-properties style:column-width="0.9542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.I1" style:family="table-cell">
      <style:table-cell-properties style:vertical-align="middle" fo:background-color="#e6e6e6" style:border-line-width="0in 0.0014in 0.0007in" fo:padding="0.0194in" fo:border="0.05pt double #808080">
        <style:background-image/>
      </style:table-cell-properties>
    </style:style>
    <style:style style:name="Table1.A2" style:family="table-cell">
      <style:table-cell-properties style:vertical-align="middle" fo:background-color="#d5d5d5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>
        <style:background-image/>
      </style:table-cell-properties>
    </style:style>
    <style:style style:name="Table1.A3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D3" style:family="table-cell">
      <style:table-cell-properties style:vertical-align="middle" fo:background-color="#e6e6e6" style:border-line-width-left="0in 0.0014in 0.0007in" style:border-line-width-bottom="0in 0.0014in 0.0007in" fo:padding="0.0194in" fo:border-left="0.05pt double #808080" fo:border-right="none" fo:border-top="none" fo:border-bottom="0.05pt double #808080">
        <style:background-image/>
      </style:table-cell-properties>
    </style:style>
    <style:style style:name="Table1.F3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I3" style:family="table-cell">
      <style:table-cell-properties style:vertical-align="middle" fo:background-color="#e6e6e6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>
        <style:background-image/>
      </style:table-cell-properties>
    </style:style>
    <style:style style:name="Table1.A4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4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5" style:family="table-cell">
      <style:table-cell-properties style:vertical-align="middle" fo:background-color="#a0ade3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>
        <style:background-image/>
      </style:table-cell-properties>
    </style:style>
    <style:style style:name="Table1.A6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B6" style:family="table-cell">
      <style:table-cell-properties style:vertical-align="middle" fo:background-color="#cfcfcf" style:border-line-width-left="0in 0.0014in 0.0007in" style:border-line-width-bottom="0in 0.0014in 0.0007in" fo:padding="0.0194in" fo:border-left="0.05pt double #808080" fo:border-right="none" fo:border-top="none" fo:border-bottom="0.05pt double #808080">
        <style:background-image/>
      </style:table-cell-properties>
    </style:style>
    <style:style style:name="Table1.C6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E6" style:family="table-cell">
      <style:table-cell-properties style:vertical-align="middle" fo:background-color="#c0cfe4" style:border-line-width-left="0in 0.0014in 0.0007in" style:border-line-width-bottom="0in 0.0014in 0.0007in" fo:padding="0.0194in" fo:border-left="0.05pt double #808080" fo:border-right="none" fo:border-top="none" fo:border-bottom="0.05pt double #808080">
        <style:background-image/>
      </style:table-cell-properties>
    </style:style>
    <style:style style:name="Table1.F6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6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J6" style:family="table-cell">
      <style:table-cell-properties style:vertical-align="middle" fo:background-color="#c0cfe4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>
        <style:background-image/>
      </style:table-cell-properties>
    </style:style>
    <style:style style:name="Table1.A7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7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7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7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8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8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8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8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10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10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10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10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11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11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11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11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1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1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1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1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14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14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14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14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15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15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15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15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16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16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16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16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18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18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18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18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19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19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19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19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20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20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20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20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2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2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23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23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24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24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25" style:family="table-cell">
      <style:table-cell-properties style:vertical-align="middle" fo:background-color="#99cc99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>
        <style:background-image/>
      </style:table-cell-properties>
    </style:style>
    <style:style style:name="Table1.A26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26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E26" style:family="table-cell">
      <style:table-cell-properties style:vertical-align="middle" fo:background-color="#cfedcc" style:border-line-width-left="0in 0.0014in 0.0007in" style:border-line-width-bottom="0in 0.0014in 0.0007in" fo:padding="0.0194in" fo:border-left="0.05pt double #808080" fo:border-right="none" fo:border-top="none" fo:border-bottom="0.05pt double #808080">
        <style:background-image/>
      </style:table-cell-properties>
    </style:style>
    <style:style style:name="Table1.F26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26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J26" style:family="table-cell">
      <style:table-cell-properties style:vertical-align="middle" fo:background-color="#cfedcc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>
        <style:background-image/>
      </style:table-cell-properties>
    </style:style>
    <style:style style:name="Table1.A27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27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27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27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A28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28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28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28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F30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H30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P1" style:family="paragraph" style:parent-style-name="Table_20_Heading">
      <style:text-properties fo:font-size="10pt" style:font-size-asian="10.5pt" style:font-size-complex="10pt"/>
    </style:style>
    <style:style style:name="P2" style:family="paragraph" style:parent-style-name="Table_20_Heading">
      <style:text-properties fo:font-size="10pt" fo:font-weight="normal" style:font-size-asian="10.5pt" style:font-weight-asian="normal" style:font-size-complex="10pt" style:font-weight-complex="normal"/>
    </style:style>
    <style:style style:name="P3" style:family="paragraph">
      <style:text-properties fo:font-size="10pt" fo:font-weight="normal" style:font-size-asian="10.5pt" style:font-weight-asian="normal" style:font-size-complex="10pt" style:language-complex="fa" style:country-complex="IR" style:font-weight-complex="normal"/>
    </style:style>
    <style:style style:name="P4" style:family="paragraph" style:parent-style-name="Table_20_Contents">
      <style:text-properties fo:font-size="2pt" style:font-size-asian="1.75pt" style:font-size-complex="2pt"/>
    </style:style>
    <style:style style:name="P5" style:family="paragraph" style:parent-style-name="Table_20_Contents">
      <style:text-properties fo:font-size="2pt" fo:font-weight="normal" style:font-size-asian="1.75pt" style:font-weight-asian="normal" style:font-size-complex="2pt" style:font-weight-complex="normal"/>
    </style:style>
    <style:style style:name="P6" style:family="paragraph" style:parent-style-name="Table_20_Contents">
      <style:text-properties fo:font-size="10pt" style:font-size-asian="10.5pt" style:font-size-complex="10pt"/>
    </style:style>
    <style:style style:name="P7" style:family="paragraph" style:parent-style-name="Table_20_Contents">
      <style:text-properties fo:font-size="10pt" fo:font-weight="normal" style:font-size-asian="10.5pt" style:font-weight-asian="normal" style:font-size-complex="10pt" style:font-weight-complex="normal"/>
    </style:style>
    <style:style style:name="P8" style:family="paragraph" style:parent-style-name="Table_20_Contents">
      <style:text-properties fo:font-size="8pt" style:font-size-asian="10.5pt" style:font-size-complex="8pt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language-complex="fa" style:country-complex="IR" style:font-weight-complex="normal"/>
    </style:style>
    <style:style style:name="T4" style:family="text">
      <style:text-properties style:language-complex="fa" style:country-complex="IR"/>
    </style:style>
    <style:style style:name="T5" style:family="text">
      <style:text-properties fo:language="fa" fo:country="IR"/>
    </style:style>
    <style:style style:name="T6" style:family="text">
      <style:text-properties officeooo:rsid="0049be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6">C</text:span>onjugation of <text:span text:style-name="T4">نوشتن</text:span> (<text:span text:style-name="T5">neveštán</text:span>) (literary Iranian Persian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8" office:value-type="string">
            <text:p text:style-name="P8"><text:span text:style-name="T4">نوشتن</text:span> <text:line-break/>(neveštá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" table:number-columns-spanned="2" office:value-type="string">
            <text:p text:style-name="P1">infinitive <text:line-break/><text:span text:style-name="T3">بن واژه</text:span></text:p>
          </table:table-cell>
          <table:covered-table-cell/>
        </table:table-row>
        <table:table-row>
          <table:table-cell table:style-name="Table1.A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6"><text:span text:style-name="T4">نوشت</text:span> <text:line-break/>(nevešt)</text:p>
          </table:table-cell>
          <table:covered-table-cell/>
          <table:covered-table-cell/>
          <table:table-cell table:style-name="Table1.D3" table:number-columns-spanned="2" office:value-type="string">
            <text:p text:style-name="P1">past stem <text:line-break/><text:span text:style-name="T3">بن ماضی</text:span></text:p>
          </table:table-cell>
          <table:covered-table-cell/>
          <table:table-cell table:style-name="Table1.F3" table:number-columns-spanned="3" office:value-type="string">
            <text:p text:style-name="P6"><text:span text:style-name="T4">نویس</text:span> <text:line-break/>(nevis)</text:p>
          </table:table-cell>
          <table:covered-table-cell/>
          <table:covered-table-cell/>
          <table:table-cell table:style-name="Table1.I3" table:number-columns-spanned="2" office:value-type="string">
            <text:p text:style-name="P1">present stem <text:line-break/><text:span text:style-name="T3">بن مضارع</text:span></text:p>
          </table:table-cell>
          <table:covered-table-cell/>
        </table:table-row>
        <table:table-row>
          <table:table-cell table:style-name="Table1.A4" table:number-columns-spanned="3" office:value-type="string">
            <text:p text:style-name="P6"><text:span text:style-name="T4">نوشته‎</text:span> <text:line-break/>(nevešté)</text:p>
          </table:table-cell>
          <table:covered-table-cell/>
          <table:covered-table-cell/>
          <table:table-cell table:style-name="Table1.D3" table:number-columns-spanned="2" office:value-type="string">
            <text:p text:style-name="Table_20_Heading">past participle</text:p>
          </table:table-cell>
          <table:covered-table-cell/>
          <table:table-cell table:style-name="Table1.F4" table:number-columns-spanned="3" office:value-type="string">
            <text:p text:style-name="P6"><text:span text:style-name="T4">نویسنده‎</text:span> <text:line-break/>(nevisandé)</text:p>
          </table:table-cell>
          <table:covered-table-cell/>
          <table:covered-table-cell/>
          <table:table-cell table:style-name="Table1.I3" table:number-columns-spanned="2" office:value-type="string">
            <text:p text:style-name="Table_20_Heading">present participle</text:p>
          </table:table-cell>
          <table:covered-table-cell/>
        </table:table-row>
        <table:table-row>
          <table:table-cell table:style-name="Table1.A5" table:number-columns-spanned="10" office:value-type="string">
            <text:p text:style-name="Table_20_Heading">indica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office:value-type="string">
            <text:p text:style-name="P7"><text:span text:style-name="T4">نوشتیم</text:span> <text:line-break/>(nevéštim)</text:p>
          </table:table-cell>
          <table:table-cell table:style-name="Table1.B6" office:value-type="string">
            <text:p>ما</text:p>
          </table:table-cell>
          <table:table-cell table:style-name="Table1.C28" office:value-type="string">
            <text:p text:style-name="P7"><text:span text:style-name="T4">نوشتم</text:span> <text:line-break/>(nevéštam)</text:p>
          </table:table-cell>
          <table:table-cell table:style-name="Table1.B6" office:value-type="string">
            <text:p>من</text:p>
          </table:table-cell>
          <table:table-cell table:style-name="Table1.E6" table:number-rows-spanned="3" office:value-type="string">
            <text:p text:style-name="P2"><text:span text:style-name="T1">past </text:span><text:line-break/><text:span text:style-name="T4">گذشته ساده</text:span></text:p>
          </table:table-cell>
          <table:table-cell table:style-name="Table1.F28" office:value-type="string">
            <text:p text:style-name="P7"><text:span text:style-name="T4">نویسیم</text:span> <text:line-break/>(nevísim)</text:p>
          </table:table-cell>
          <table:table-cell table:style-name="Table1.B6" office:value-type="string">
            <text:p>ما</text:p>
          </table:table-cell>
          <table:table-cell table:style-name="Table1.H28" office:value-type="string">
            <text:p text:style-name="P7"><text:span text:style-name="T4">نویسم</text:span> <text:line-break/>(nevísam)</text:p>
          </table:table-cell>
          <table:table-cell table:style-name="Table1.B6" office:value-type="string">
            <text:p>من</text:p>
          </table:table-cell>
          <table:table-cell table:style-name="Table1.J6" table:number-rows-spanned="3" office:value-type="string">
            <text:p text:style-name="P1">aorist <text:line-break/><text:span text:style-name="T3">حال ساده</text:span></text:p>
          </table:table-cell>
        </table:table-row>
        <table:table-row>
          <table:table-cell table:style-name="Table1.A28" office:value-type="string">
            <text:p text:style-name="P7"><text:span text:style-name="T4">نوشتید</text:span> <text:line-break/>(nevéštid)</text:p>
          </table:table-cell>
          <table:table-cell table:style-name="Table1.B6" office:value-type="string">
            <text:p>شما</text:p>
          </table:table-cell>
          <table:table-cell table:style-name="Table1.C28" office:value-type="string">
            <text:p text:style-name="P7"><text:span text:style-name="T4">نوشتی</text:span> <text:line-break/>(nevéšti)</text:p>
          </table:table-cell>
          <table:table-cell table:style-name="Table1.B6" office:value-type="string">
            <text:p>تو</text:p>
          </table:table-cell>
          <table:covered-table-cell/>
          <table:table-cell table:style-name="Table1.F28" office:value-type="string">
            <text:p text:style-name="P7"><text:span text:style-name="T4">نویسید</text:span> <text:line-break/>(nevísid)</text:p>
          </table:table-cell>
          <table:table-cell table:style-name="Table1.B6" office:value-type="string">
            <text:p>شما</text:p>
          </table:table-cell>
          <table:table-cell table:style-name="Table1.H28" office:value-type="string">
            <text:p text:style-name="P7"><text:span text:style-name="T4">نویسی</text:span> <text:line-break/>(nevísi)</text:p>
          </table:table-cell>
          <table:table-cell table:style-name="Table1.B6" office:value-type="string">
            <text:p>تو</text:p>
          </table:table-cell>
          <table:covered-table-cell/>
        </table:table-row>
        <table:table-row>
          <table:table-cell table:style-name="Table1.A28" office:value-type="string">
            <text:p text:style-name="P7"><text:span text:style-name="T4">نوشتند</text:span> <text:line-break/>(nevéštand)</text:p>
          </table:table-cell>
          <table:table-cell table:style-name="Table1.B6" office:value-type="string">
            <text:p>آنها</text:p>
          </table:table-cell>
          <table:table-cell table:style-name="Table1.C28" office:value-type="string">
            <text:p text:style-name="P7"><text:span text:style-name="T4">نوشت</text:span> <text:line-break/>(nevešt)</text:p>
          </table:table-cell>
          <table:table-cell table:style-name="Table1.B6" office:value-type="string">
            <text:p>وی</text:p>
          </table:table-cell>
          <table:covered-table-cell/>
          <table:table-cell table:style-name="Table1.F28" office:value-type="string">
            <text:p text:style-name="P7"><text:span text:style-name="T4">نویسند</text:span> <text:line-break/>(nevísand)</text:p>
          </table:table-cell>
          <table:table-cell table:style-name="Table1.B6" office:value-type="string">
            <text:p>آنها</text:p>
          </table:table-cell>
          <table:table-cell table:style-name="Table1.H28" office:value-type="string">
            <text:p text:style-name="P7"><text:span text:style-name="T4">نویسد</text:span> <text:line-break/>(nevísad)</text:p>
          </table:table-cell>
          <table:table-cell table:style-name="Table1.B6" office:value-type="string">
            <text:p>وی</text:p>
          </table:table-cell>
          <table:covered-table-cell/>
        </table:table-row>
        <table:table-row>
          <table:table-cell table:style-name="Table1.A2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office:value-type="string">
            <text:p text:style-name="P7"><text:span text:style-name="T4">می‌نوشتیم</text:span> <text:line-break/>(mí-neveštim)</text:p>
          </table:table-cell>
          <table:table-cell table:style-name="Table1.B6" office:value-type="string">
            <text:p>ما</text:p>
          </table:table-cell>
          <table:table-cell table:style-name="Table1.C28" office:value-type="string">
            <text:p text:style-name="P7"><text:span text:style-name="T4">می‌نوشتم</text:span> <text:line-break/>(mí-neveštam)</text:p>
          </table:table-cell>
          <table:table-cell table:style-name="Table1.B6" office:value-type="string">
            <text:p>من</text:p>
          </table:table-cell>
          <table:table-cell table:style-name="Table1.E6" table:number-rows-spanned="3" office:value-type="string">
            <text:p text:style-name="P2"><text:span text:style-name="T1">past (imperfect)</text:span> <text:line-break/><text:span text:style-name="T4">گذشته استمراری</text:span></text:p>
          </table:table-cell>
          <table:table-cell table:style-name="Table1.F28" office:value-type="string">
            <text:p text:style-name="P7"><text:span text:style-name="T4">می‌نویسیم</text:span> <text:line-break/>(mí-nevisim)</text:p>
          </table:table-cell>
          <table:table-cell table:style-name="Table1.B6" office:value-type="string">
            <text:p>ما</text:p>
          </table:table-cell>
          <table:table-cell table:style-name="Table1.H28" office:value-type="string">
            <text:p text:style-name="P7"><text:span text:style-name="T4">می‌نویسم</text:span> <text:line-break/>(mí-nevisam)</text:p>
          </table:table-cell>
          <table:table-cell table:style-name="Table1.B6" office:value-type="string">
            <text:p>من</text:p>
          </table:table-cell>
          <table:table-cell table:style-name="Table1.J6" table:number-rows-spanned="3" office:value-type="string">
            <text:p text:style-name="P1">present (imperfect) <text:line-break/><text:span text:style-name="T3">حال استمراری</text:span></text:p>
          </table:table-cell>
        </table:table-row>
        <table:table-row>
          <table:table-cell table:style-name="Table1.A28" office:value-type="string">
            <text:p text:style-name="P7"><text:span text:style-name="T4">می‌نوشتید</text:span> <text:line-break/>(mí-neveštid)</text:p>
          </table:table-cell>
          <table:table-cell table:style-name="Table1.B6" office:value-type="string">
            <text:p>شما</text:p>
          </table:table-cell>
          <table:table-cell table:style-name="Table1.C28" office:value-type="string">
            <text:p text:style-name="P7"><text:span text:style-name="T4">می‌نوشتی</text:span> <text:line-break/>(mí-nevešti)</text:p>
          </table:table-cell>
          <table:table-cell table:style-name="Table1.B6" office:value-type="string">
            <text:p>تو</text:p>
          </table:table-cell>
          <table:covered-table-cell/>
          <table:table-cell table:style-name="Table1.F28" office:value-type="string">
            <text:p text:style-name="P7"><text:span text:style-name="T4">می‌نویسید</text:span> <text:line-break/>(mí-nevisid)</text:p>
          </table:table-cell>
          <table:table-cell table:style-name="Table1.B6" office:value-type="string">
            <text:p>شما</text:p>
          </table:table-cell>
          <table:table-cell table:style-name="Table1.H28" office:value-type="string">
            <text:p text:style-name="P7"><text:span text:style-name="T4">می‌نویسی</text:span> <text:line-break/>(mí-nevisi)</text:p>
          </table:table-cell>
          <table:table-cell table:style-name="Table1.B6" office:value-type="string">
            <text:p>تو</text:p>
          </table:table-cell>
          <table:covered-table-cell/>
        </table:table-row>
        <table:table-row>
          <table:table-cell table:style-name="Table1.A28" office:value-type="string">
            <text:p text:style-name="P7"><text:span text:style-name="T4">می‌نوشتند</text:span> <text:line-break/>(mí-neveštand)</text:p>
          </table:table-cell>
          <table:table-cell table:style-name="Table1.B6" office:value-type="string">
            <text:p>آنها</text:p>
          </table:table-cell>
          <table:table-cell table:style-name="Table1.C28" office:value-type="string">
            <text:p text:style-name="P7"><text:span text:style-name="T4">می‌نوشت</text:span> <text:line-break/>(mí-nevešt)</text:p>
          </table:table-cell>
          <table:table-cell table:style-name="Table1.B6" office:value-type="string">
            <text:p>وی</text:p>
          </table:table-cell>
          <table:covered-table-cell/>
          <table:table-cell table:style-name="Table1.F28" office:value-type="string">
            <text:p text:style-name="P7"><text:span text:style-name="T4">می‌نویسند</text:span> <text:line-break/>(mí-nevisand)</text:p>
          </table:table-cell>
          <table:table-cell table:style-name="Table1.B6" office:value-type="string">
            <text:p>آنها</text:p>
          </table:table-cell>
          <table:table-cell table:style-name="Table1.H28" office:value-type="string">
            <text:p text:style-name="P7"><text:span text:style-name="T4">می‌نویسد</text:span> <text:line-break/>(mí-nevisad)</text:p>
          </table:table-cell>
          <table:table-cell table:style-name="Table1.B6" office:value-type="string">
            <text:p>وی</text:p>
          </table:table-cell>
          <table:covered-table-cell/>
        </table:table-row>
        <table:table-row>
          <table:table-cell table:style-name="Table1.A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office:value-type="string">
            <text:p text:style-name="P6"><text:span text:style-name="T4">داشتیم می‌نوشتیم</text:span> <text:line-break/>(dấštim mí-neveštim)</text:p>
          </table:table-cell>
          <table:table-cell table:style-name="Table1.B6" office:value-type="string">
            <text:p>ما</text:p>
          </table:table-cell>
          <table:table-cell table:style-name="Table1.C28" office:value-type="string">
            <text:p text:style-name="P6"><text:span text:style-name="T4">داشتم می‌نوشتم</text:span> <text:line-break/>(dấštam mí-neveštam)</text:p>
          </table:table-cell>
          <table:table-cell table:style-name="Table1.B6" office:value-type="string">
            <text:p>من</text:p>
          </table:table-cell>
          <table:table-cell table:style-name="Table1.E6" table:number-rows-spanned="3" office:value-type="string">
            <text:p text:style-name="P1">past progressive <text:line-break/><text:span text:style-name="T3">گذشته مستمر</text:span></text:p>
          </table:table-cell>
          <table:table-cell table:style-name="Table1.F28" office:value-type="string">
            <text:p text:style-name="P6"><text:span text:style-name="T4">داریم می‌نویسیم</text:span> <text:line-break/>(dấrim mí-nevisim)</text:p>
          </table:table-cell>
          <table:table-cell table:style-name="Table1.B6" office:value-type="string">
            <text:p>ما</text:p>
          </table:table-cell>
          <table:table-cell table:style-name="Table1.H28" office:value-type="string">
            <text:p text:style-name="P6"><text:span text:style-name="T4">دارم می‌نویسم</text:span> <text:line-break/>(dấram mí-nevisam)</text:p>
          </table:table-cell>
          <table:table-cell table:style-name="Table1.B6" office:value-type="string">
            <text:p>من</text:p>
          </table:table-cell>
          <table:table-cell table:style-name="Table1.J6" table:number-rows-spanned="3" office:value-type="string">
            <text:p text:style-name="P1">present progressive <text:line-break/><text:span text:style-name="T3">حال مستمر</text:span></text:p>
          </table:table-cell>
        </table:table-row>
        <table:table-row>
          <table:table-cell table:style-name="Table1.A28" office:value-type="string">
            <text:p text:style-name="P6"><text:span text:style-name="T4">داشتید می‌نوشتید</text:span> <text:line-break/>(dấštid mí-neveštid)</text:p>
          </table:table-cell>
          <table:table-cell table:style-name="Table1.B6" office:value-type="string">
            <text:p>شما</text:p>
          </table:table-cell>
          <table:table-cell table:style-name="Table1.C28" office:value-type="string">
            <text:p text:style-name="P6"><text:span text:style-name="T4">داشتی می‌نوشتی</text:span> <text:line-break/>(dấšti mí-nevešti)</text:p>
          </table:table-cell>
          <table:table-cell table:style-name="Table1.B6" office:value-type="string">
            <text:p>تو</text:p>
          </table:table-cell>
          <table:covered-table-cell/>
          <table:table-cell table:style-name="Table1.F28" office:value-type="string">
            <text:p text:style-name="P6"><text:span text:style-name="T4">دارید می‌نویسید</text:span> <text:line-break/>(dấrid mí-nevisid)</text:p>
          </table:table-cell>
          <table:table-cell table:style-name="Table1.B6" office:value-type="string">
            <text:p>شما</text:p>
          </table:table-cell>
          <table:table-cell table:style-name="Table1.H28" office:value-type="string">
            <text:p text:style-name="P6"><text:span text:style-name="T4">داری می‌نویسی</text:span> <text:line-break/>(dấri mí-nevisi)</text:p>
          </table:table-cell>
          <table:table-cell table:style-name="Table1.B6" office:value-type="string">
            <text:p>تو</text:p>
          </table:table-cell>
          <table:covered-table-cell/>
        </table:table-row>
        <table:table-row>
          <table:table-cell table:style-name="Table1.A28" office:value-type="string">
            <text:p text:style-name="P6"><text:span text:style-name="T4">داشتند می‌نوشتند</text:span> <text:line-break/>(dấštand mí-neveštand)</text:p>
          </table:table-cell>
          <table:table-cell table:style-name="Table1.B6" office:value-type="string">
            <text:p>آنها</text:p>
          </table:table-cell>
          <table:table-cell table:style-name="Table1.C28" office:value-type="string">
            <text:p text:style-name="P6"><text:span text:style-name="T4">داشت می‌نوشت</text:span> <text:line-break/>(dấšt mí-nevešt)</text:p>
          </table:table-cell>
          <table:table-cell table:style-name="Table1.B6" office:value-type="string">
            <text:p>وی</text:p>
          </table:table-cell>
          <table:covered-table-cell/>
          <table:table-cell table:style-name="Table1.F28" office:value-type="string">
            <text:p text:style-name="P6"><text:span text:style-name="T4">دارند می‌نویسند</text:span> <text:line-break/>(dấrand mí-nevisand)</text:p>
          </table:table-cell>
          <table:table-cell table:style-name="Table1.B6" office:value-type="string">
            <text:p>آنها</text:p>
          </table:table-cell>
          <table:table-cell table:style-name="Table1.H28" office:value-type="string">
            <text:p text:style-name="P6"><text:span text:style-name="T4">دارد می‌نویسد</text:span> <text:line-break/>(dấrad mí-nevisad)</text:p>
          </table:table-cell>
          <table:table-cell table:style-name="Table1.B6" office:value-type="string">
            <text:p>وی</text:p>
          </table:table-cell>
          <table:covered-table-cell/>
        </table:table-row>
        <table:table-row>
          <table:table-cell table:style-name="Table1.A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office:value-type="string">
            <text:p text:style-name="P6"><text:span text:style-name="T4">نوشته‌ایم</text:span> <text:line-break/>(nevešté-im)</text:p>
          </table:table-cell>
          <table:table-cell table:style-name="Table1.B6" office:value-type="string">
            <text:p>ما</text:p>
          </table:table-cell>
          <table:table-cell table:style-name="Table1.C28" office:value-type="string">
            <text:p text:style-name="P6"><text:span text:style-name="T4">نوشته‌ام</text:span> <text:line-break/>(nevešté-am)</text:p>
          </table:table-cell>
          <table:table-cell table:style-name="Table1.B6" office:value-type="string">
            <text:p>من</text:p>
          </table:table-cell>
          <table:table-cell table:style-name="Table1.E6" table:number-rows-spanned="3" office:value-type="string">
            <text:p text:style-name="P1">present perfect <text:line-break/><text:span text:style-name="T3">حال کامل</text:span></text:p>
          </table:table-cell>
          <table:table-cell table:style-name="Table1.F28" office:value-type="string">
            <text:p text:style-name="P6"><text:span text:style-name="T4">نوشته بودیم</text:span> <text:line-break/>(nevešté búdim)</text:p>
          </table:table-cell>
          <table:table-cell table:style-name="Table1.B6" office:value-type="string">
            <text:p>ما</text:p>
          </table:table-cell>
          <table:table-cell table:style-name="Table1.H28" office:value-type="string">
            <text:p text:style-name="P6"><text:span text:style-name="T4">نوشته بودم</text:span> <text:line-break/>(nevešté búdam)</text:p>
          </table:table-cell>
          <table:table-cell table:style-name="Table1.B6" office:value-type="string">
            <text:p>من</text:p>
          </table:table-cell>
          <table:table-cell table:style-name="Table1.J6" table:number-rows-spanned="3" office:value-type="string">
            <text:p text:style-name="P1">pluperfect <text:line-break/><text:span text:style-name="T3">گذشته کامل</text:span></text:p>
          </table:table-cell>
        </table:table-row>
        <table:table-row>
          <table:table-cell table:style-name="Table1.A28" office:value-type="string">
            <text:p text:style-name="P6"><text:span text:style-name="T4">نوشته‌اید</text:span> <text:line-break/>(nevešté-id)</text:p>
          </table:table-cell>
          <table:table-cell table:style-name="Table1.B6" office:value-type="string">
            <text:p>شما</text:p>
          </table:table-cell>
          <table:table-cell table:style-name="Table1.C28" office:value-type="string">
            <text:p text:style-name="P6"><text:span text:style-name="T4">نوشته‌ای</text:span> <text:line-break/>(nevešté-i)</text:p>
          </table:table-cell>
          <table:table-cell table:style-name="Table1.B6" office:value-type="string">
            <text:p>تو</text:p>
          </table:table-cell>
          <table:covered-table-cell/>
          <table:table-cell table:style-name="Table1.F28" office:value-type="string">
            <text:p text:style-name="P6"><text:span text:style-name="T4">نوشته بودید</text:span> <text:line-break/>(nevešté búdid)</text:p>
          </table:table-cell>
          <table:table-cell table:style-name="Table1.B6" office:value-type="string">
            <text:p>شما</text:p>
          </table:table-cell>
          <table:table-cell table:style-name="Table1.H28" office:value-type="string">
            <text:p text:style-name="P6"><text:span text:style-name="T4">نوشته بودی</text:span> <text:line-break/>(nevešté búdi)</text:p>
          </table:table-cell>
          <table:table-cell table:style-name="Table1.B6" office:value-type="string">
            <text:p>تو</text:p>
          </table:table-cell>
          <table:covered-table-cell/>
        </table:table-row>
        <table:table-row>
          <table:table-cell table:style-name="Table1.A28" office:value-type="string">
            <text:p text:style-name="P6"><text:span text:style-name="T4">نوشته‌اند</text:span> <text:line-break/>(nevešté-and)</text:p>
          </table:table-cell>
          <table:table-cell table:style-name="Table1.B6" office:value-type="string">
            <text:p>آنها</text:p>
          </table:table-cell>
          <table:table-cell table:style-name="Table1.C28" office:value-type="string">
            <text:p text:style-name="P6"><text:span text:style-name="T4">نوشته است</text:span> <text:line-break/>(nevešté ast)</text:p>
          </table:table-cell>
          <table:table-cell table:style-name="Table1.B6" office:value-type="string">
            <text:p>وی</text:p>
          </table:table-cell>
          <table:covered-table-cell/>
          <table:table-cell table:style-name="Table1.F28" office:value-type="string">
            <text:p text:style-name="P6"><text:span text:style-name="T4">نوشته بودند</text:span> <text:line-break/>(nevešté búdand)</text:p>
          </table:table-cell>
          <table:table-cell table:style-name="Table1.B6" office:value-type="string">
            <text:p>آنها</text:p>
          </table:table-cell>
          <table:table-cell table:style-name="Table1.H28" office:value-type="string">
            <text:p text:style-name="P6"><text:span text:style-name="T4">نوشته بود</text:span> <text:line-break/>(nevešté búd)</text:p>
          </table:table-cell>
          <table:table-cell table:style-name="Table1.B6" office:value-type="string">
            <text:p>وی</text:p>
          </table:table-cell>
          <table:covered-table-cell/>
        </table:table-row>
        <table:table-row>
          <table:table-cell table:style-name="Table1.A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6" table:number-rows-spanned="3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1.F28" office:value-type="string">
            <text:p text:style-name="P6"><text:span text:style-name="T4">نویسیم نوشت</text:span> <text:line-break/>(nevisím nevešt)</text:p>
          </table:table-cell>
          <table:table-cell table:style-name="Table1.B6" office:value-type="string">
            <text:p>ما</text:p>
          </table:table-cell>
          <table:table-cell table:style-name="Table1.H28" office:value-type="string">
            <text:p text:style-name="P6"><text:span text:style-name="T4">نویسم نوشت</text:span> <text:line-break/>(nevisám nevešt)</text:p>
          </table:table-cell>
          <table:table-cell table:style-name="Table1.B6" office:value-type="string">
            <text:p>من</text:p>
          </table:table-cell>
          <table:table-cell table:style-name="Table1.J6" table:number-rows-spanned="3" office:value-type="string">
            <text:p text:style-name="P1">future <text:line-break/><text:span text:style-name="T3">آینده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F28" office:value-type="string">
            <text:p text:style-name="P6"><text:span text:style-name="T4">نویسید نوشت</text:span> <text:line-break/>(nevisíd nevešt)</text:p>
          </table:table-cell>
          <table:table-cell table:style-name="Table1.B6" office:value-type="string">
            <text:p>شما</text:p>
          </table:table-cell>
          <table:table-cell table:style-name="Table1.H28" office:value-type="string">
            <text:p text:style-name="P6"><text:span text:style-name="T4">نویسی نوشت</text:span> <text:line-break/>(nevisí nevešt)</text:p>
          </table:table-cell>
          <table:table-cell table:style-name="Table1.B6" office:value-type="string">
            <text:p>تو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F28" office:value-type="string">
            <text:p text:style-name="P6"><text:span text:style-name="T4">نویسند نوشت</text:span> <text:line-break/>(nevisánd nevešt)</text:p>
          </table:table-cell>
          <table:table-cell table:style-name="Table1.B6" office:value-type="string">
            <text:p>آنها</text:p>
          </table:table-cell>
          <table:table-cell table:style-name="Table1.H28" office:value-type="string">
            <text:p text:style-name="P6"><text:span text:style-name="T4">نویسد نوشت</text:span> <text:line-break/>(nevisád nevešt)</text:p>
          </table:table-cell>
          <table:table-cell table:style-name="Table1.B6" office:value-type="string">
            <text:p>وی</text:p>
          </table:table-cell>
          <table:covered-table-cell/>
        </table:table-row>
        <table:table-row>
          <table:table-cell table:style-name="Table1.A25" table:number-columns-spanned="10" office:value-type="string">
            <text:p text:style-name="Table_20_Heading">subjunc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office:value-type="string">
            <text:p text:style-name="P6"><text:span text:style-name="T4">نوشته باشیم</text:span> <text:line-break/>(nevešté bấšim)</text:p>
          </table:table-cell>
          <table:table-cell table:style-name="Table1.B6" office:value-type="string">
            <text:p>ما</text:p>
          </table:table-cell>
          <table:table-cell table:style-name="Table1.C28" office:value-type="string">
            <text:p text:style-name="P6"><text:span text:style-name="T4">نوشته باشم</text:span> <text:line-break/>(nevešté bấšam)</text:p>
          </table:table-cell>
          <table:table-cell table:style-name="Table1.B6" office:value-type="string">
            <text:p>من</text:p>
          </table:table-cell>
          <table:table-cell table:style-name="Table1.E26" table:number-rows-spanned="3" office:value-type="string">
            <text:p text:style-name="P1">past <text:line-break/><text:span text:style-name="T3">گذشته التزامی</text:span></text:p>
          </table:table-cell>
          <table:table-cell table:style-name="Table1.F28" office:value-type="string">
            <text:p text:style-name="P6"><text:span text:style-name="T4">بنویسیم</text:span> <text:line-break/>(bénevisim)</text:p>
          </table:table-cell>
          <table:table-cell table:style-name="Table1.B6" office:value-type="string">
            <text:p>ما</text:p>
          </table:table-cell>
          <table:table-cell table:style-name="Table1.H28" office:value-type="string">
            <text:p text:style-name="P6"><text:span text:style-name="T4">بنویسم</text:span> <text:line-break/>(bénevisam)</text:p>
          </table:table-cell>
          <table:table-cell table:style-name="Table1.B6" office:value-type="string">
            <text:p>من</text:p>
          </table:table-cell>
          <table:table-cell table:style-name="Table1.J26" table:number-rows-spanned="3" office:value-type="string">
            <text:p text:style-name="P1">present <text:line-break/><text:span text:style-name="T3">حال التزامی</text:span></text:p>
          </table:table-cell>
        </table:table-row>
        <table:table-row>
          <table:table-cell table:style-name="Table1.A28" office:value-type="string">
            <text:p text:style-name="P6"><text:span text:style-name="T4">نوشته باشید</text:span> <text:line-break/>(nevešté bấšid)</text:p>
          </table:table-cell>
          <table:table-cell table:style-name="Table1.B6" office:value-type="string">
            <text:p>شما</text:p>
          </table:table-cell>
          <table:table-cell table:style-name="Table1.C28" office:value-type="string">
            <text:p text:style-name="P6"><text:span text:style-name="T4">نوشته باشی</text:span> <text:line-break/>(nevešté bấši)</text:p>
          </table:table-cell>
          <table:table-cell table:style-name="Table1.B6" office:value-type="string">
            <text:p>تو</text:p>
          </table:table-cell>
          <table:covered-table-cell/>
          <table:table-cell table:style-name="Table1.F28" office:value-type="string">
            <text:p text:style-name="P6"><text:span text:style-name="T4">بنویسید</text:span> <text:line-break/>(bénevisid)</text:p>
          </table:table-cell>
          <table:table-cell table:style-name="Table1.B6" office:value-type="string">
            <text:p>شما</text:p>
          </table:table-cell>
          <table:table-cell table:style-name="Table1.H28" office:value-type="string">
            <text:p text:style-name="P6"><text:span text:style-name="T4">بنویسی</text:span> <text:line-break/>(bénevisi)</text:p>
          </table:table-cell>
          <table:table-cell table:style-name="Table1.B6" office:value-type="string">
            <text:p>تو</text:p>
          </table:table-cell>
          <table:covered-table-cell/>
        </table:table-row>
        <table:table-row>
          <table:table-cell table:style-name="Table1.A28" office:value-type="string">
            <text:p text:style-name="P6"><text:span text:style-name="T4">نوشته باشند</text:span> <text:line-break/>(nevešté bấšand)</text:p>
          </table:table-cell>
          <table:table-cell table:style-name="Table1.B6" office:value-type="string">
            <text:p>آنها</text:p>
          </table:table-cell>
          <table:table-cell table:style-name="Table1.C28" office:value-type="string">
            <text:p text:style-name="P6"><text:span text:style-name="T4">نوشته باشد</text:span> <text:line-break/>(nevešté bấšad)</text:p>
          </table:table-cell>
          <table:table-cell table:style-name="Table1.B6" office:value-type="string">
            <text:p>وی</text:p>
          </table:table-cell>
          <table:covered-table-cell/>
          <table:table-cell table:style-name="Table1.F28" office:value-type="string">
            <text:p text:style-name="P6"><text:span text:style-name="T4">بنویسند</text:span> <text:line-break/>(bénevisand)</text:p>
          </table:table-cell>
          <table:table-cell table:style-name="Table1.B6" office:value-type="string">
            <text:p>آنها</text:p>
          </table:table-cell>
          <table:table-cell table:style-name="Table1.H28" office:value-type="string">
            <text:p text:style-name="P6"><text:span text:style-name="T4">بنویسد</text:span> <text:line-break/>(bénevisad)</text:p>
          </table:table-cell>
          <table:table-cell table:style-name="Table1.B6" office:value-type="string">
            <text:p>وی</text:p>
          </table:table-cell>
          <table:covered-table-cell/>
        </table:table-row>
        <table:table-row>
          <table:table-cell table:style-name="Table1.A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1.F30" office:value-type="string">
            <text:p text:style-name="P6"><text:span text:style-name="T4">بنویسید</text:span> <text:line-break/>(bénevisid)</text:p>
          </table:table-cell>
          <table:table-cell table:style-name="Table1.B6" office:value-type="string">
            <text:p>شما</text:p>
          </table:table-cell>
          <table:table-cell table:style-name="Table1.H30" office:value-type="string">
            <text:p text:style-name="P6"><text:span text:style-name="T4">بنویس</text:span> <text:line-break/>(bénevis)</text:p>
          </table:table-cell>
          <table:table-cell table:style-name="Table1.B6" office:value-type="string">
            <text:p>تو</text:p>
          </table:table-cell>
          <table:table-cell table:style-name="Table1.A25" office:value-type="string">
            <text:p text:style-name="P1">imperative <text:line-break/><text:span text:style-name="T3">دستوری</text:span>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ranian Sans" svg:font-family="'Iranian Sans', 'Geeza Pro', Tahoma, sans-serif"/>
    <style:font-face style:name="Lato Black1" svg:font-family="'Lato Black'" style:font-adornments="Black"/>
    <style:font-face style:name="sans-serif" svg:font-family="sans-serif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00%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201in" fo:margin-bottom="0in" loext:contextual-spacing="false" fo:text-indent="0in" style:auto-text-indent="false" style:writing-mode="page"/>
      <style:text-properties fo:font-size="95%" fo:font-weight="normal" style:font-size-asian="130%" style:font-weight-asian="bold" style:font-size-complex="130%" style:font-weight-complex="600"/>
    </style:style>
    <style:style style:name="Table_20_Paragraph" style:display-name="Table Paragraph" style:family="paragraph" style:parent-style-name="Standard" style:default-outline-level="">
      <style:paragraph-properties fo:margin-left="0.0744in" fo:margin-right="0in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2091in" fo:margin-right="0in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/>
    <style:style style:name="Heading_20_2" style:display-name="Heading 2" style:family="paragraph" style:parent-style-name="Standard" style:default-outline-level="3" style:list-style-name="" style:class="text">
      <style:paragraph-properties fo:margin-left="0.4965in" fo:margin-right="0.6083in" fo:margin-top="0.1583in" fo:margin-bottom="0in" loext:contextual-spacing="false" fo:text-align="center" style:justify-single-word="false" fo:text-indent="0in" style:auto-text-indent="false"/>
      <style:text-properties style:font-name="Times New Roman1" fo:font-family="'Times New Roman'" style:font-family-generic="roman" style:font-pitch="variable" fo:font-size="24pt" fo:font-weight="bold" style:font-name-asian="Times New Roman2" style:font-family-asian="'Times New Roman'" style:font-family-generic-asian="system" style:font-pitch-asian="variable" style:font-size-asian="24pt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ListLabel_20_4" style:display-name="ListLabel 4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3" style:display-name="ListLabel 3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ListLabel_20_2" style:display-name="ListLabel 2" style:family="text">
      <style:text-properties fo:font-size="12pt" style:font-name-asian="Times New Roman2" style:font-family-asian="'Times New Roman'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2pt" style:text-scale="100%"/>
    </style:style>
    <style:style style:name="ListLabel_20_1" style:display-name="ListLabel 1" style:family="text">
      <style:text-properties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bullet text:level="1" text:style-name="ListLabel_20_4" style:num-suffix="*" text:bullet-char="*">
        <style:list-level-properties text:list-level-position-and-space-mode="label-alignment">
          <style:list-level-label-alignment text:label-followed-by="listtab" fo:text-indent="-0.1681in" fo:margin-left="0.2091in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1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1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1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1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1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1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1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1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—" text:bullet-char="—">
        <style:list-level-properties text:list-level-position-and-space-mode="label-alignment">
          <style:list-level-label-alignment text:label-followed-by="listtab" fo:text-indent="-0.2783in" fo:margin-left="0.2091in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83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83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83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83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83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83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83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83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0327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17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17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17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17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17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17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17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409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09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09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09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09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09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09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09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09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402in" fo:margin-bottom="0.1402in" fo:margin-left="0.5in" fo:margin-right="0.5in" style:writing-mode="lr-tb" style:footnote-max-height="0in">
        <style:columns fo:column-count="1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5996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6137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</office:automatic-styles>
  <office:master-styles>
    <style:master-page style:name="Standard" style:page-layout-name="Mpm1"/>
    <style:master-page style:name="Converted114" style:page-layout-name="Mpm2">
      <style:footer>
        <text:p text:style-name="Footer"/>
      </style:footer>
    </style:master-page>
    <style:master-page style:name="Converted116" style:page-layout-name="Mpm2">
      <style:footer>
        <text:p text:style-name="Footer"/>
      </style:footer>
    </style:master-page>
    <style:master-page style:name="Converted117" style:page-layout-name="Mpm2">
      <style:footer>
        <text:p text:style-name="Footer"/>
      </style:footer>
    </style:master-page>
    <style:master-page style:name="Converted120" style:page-layout-name="Mpm3">
      <style:footer>
        <text:p text:style-name="Footer"/>
      </style:footer>
    </style:master-page>
    <style:master-page style:name="Converted121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6-19T10:55:15.264317538</dc:date>
    <meta:editing-duration>PT2H6M23S</meta:editing-duration>
    <meta:editing-cycles>37</meta:editing-cycles>
    <meta:print-date>2018-06-19T09:47:48.531191506</meta:print-date>
    <meta:document-statistic meta:table-count="1" meta:image-count="0" meta:object-count="0" meta:page-count="2" meta:paragraph-count="161" meta:word-count="341" meta:character-count="2349" meta:non-whitespace-character-count="2083"/>
  </office:meta>
</office:document-meta>
</file>